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rsid="000d3f09" officeooo:paragraph-rsid="000d3f09"/>
    </style:style>
    <style:style style:name="P3" style:family="paragraph" style:parent-style-name="Heading_20_1">
      <style:paragraph-properties fo:break-before="page"/>
      <style:text-properties officeooo:rsid="000ed5fb" officeooo:paragraph-rsid="000ed5fb"/>
    </style:style>
    <style:style style:name="P4" style:family="paragraph" style:parent-style-name="Contents_20_1">
      <style:paragraph-properties>
        <style:tab-stops>
          <style:tab-stop style:position="16.002cm" style:type="right" style:leader-style="dotted" style:leader-text="."/>
        </style:tab-stops>
      </style:paragraph-properties>
    </style:style>
    <style:style style:name="P5" style:family="paragraph" style:parent-style-name="Contents_20_4">
      <style:paragraph-properties>
        <style:tab-stops>
          <style:tab-stop style:position="14.504cm" style:type="right" style:leader-style="dotted" style:leader-text="."/>
        </style:tab-stops>
      </style:paragraph-properties>
    </style:style>
    <style:style style:name="P6" style:family="paragraph" style:parent-style-name="Text_20_body">
      <style:text-properties style:font-name="Times New Roman" officeooo:rsid="0007d225" officeooo:paragraph-rsid="0007d225"/>
    </style:style>
    <style:style style:name="P7" style:family="paragraph" style:parent-style-name="Text_20_body">
      <style:text-properties style:font-name="Times New Roman" officeooo:rsid="0008b598" officeooo:paragraph-rsid="0008b598"/>
    </style:style>
    <style:style style:name="P8" style:family="paragraph" style:parent-style-name="Text_20_body">
      <style:text-properties officeooo:rsid="000ed5fb" officeooo:paragraph-rsid="0008b598"/>
    </style:style>
    <style:style style:name="P9" style:family="paragraph" style:parent-style-name="Text_20_body">
      <style:text-properties officeooo:paragraph-rsid="000ed5fb"/>
    </style:style>
    <style:style style:name="P10" style:family="paragraph" style:parent-style-name="Text_20_body">
      <style:text-properties officeooo:paragraph-rsid="00116aae"/>
    </style:style>
    <style:style style:name="P11" style:family="paragraph" style:parent-style-name="Text_20_body">
      <style:text-properties officeooo:rsid="00135114" officeooo:paragraph-rsid="00135114"/>
    </style:style>
    <style:style style:name="P12" style:family="paragraph" style:parent-style-name="Text_20_body">
      <style:text-properties officeooo:rsid="00159970" officeooo:paragraph-rsid="00159970"/>
    </style:style>
    <style:style style:name="P13" style:family="paragraph" style:parent-style-name="Text_20_body">
      <style:text-properties officeooo:rsid="00159970" officeooo:paragraph-rsid="0016a23c"/>
    </style:style>
    <style:style style:name="P14" style:family="paragraph" style:parent-style-name="Text_20_body">
      <style:text-properties officeooo:rsid="0016a23c" officeooo:paragraph-rsid="0016a23c"/>
    </style:style>
    <style:style style:name="P15" style:family="paragraph" style:parent-style-name="Text_20_body">
      <style:text-properties officeooo:paragraph-rsid="001799a3"/>
    </style:style>
    <style:style style:name="P16" style:family="paragraph" style:parent-style-name="Text_20_body">
      <style:text-properties officeooo:rsid="0017fb13" officeooo:paragraph-rsid="0017fb13"/>
    </style:style>
    <style:style style:name="P17" style:family="paragraph" style:parent-style-name="Heading_20_4">
      <style:text-properties officeooo:rsid="000ed5fb" officeooo:paragraph-rsid="000ed5fb"/>
    </style:style>
    <style:style style:name="P18" style:family="paragraph" style:parent-style-name="Heading_20_4">
      <style:text-properties officeooo:rsid="00116aae" officeooo:paragraph-rsid="00116aae"/>
    </style:style>
    <style:style style:name="P19" style:family="paragraph" style:parent-style-name="Heading_20_4">
      <style:text-properties officeooo:rsid="00159970" officeooo:paragraph-rsid="00159970"/>
    </style:style>
    <style:style style:name="P20" style:family="paragraph" style:parent-style-name="Heading_20_4">
      <style:text-properties officeooo:rsid="0016a23c" officeooo:paragraph-rsid="0016a23c"/>
    </style:style>
    <style:style style:name="P21" style:family="paragraph" style:parent-style-name="Heading_20_4">
      <style:text-properties officeooo:paragraph-rsid="0016a23c"/>
    </style:style>
    <style:style style:name="T1" style:family="text">
      <style:text-properties officeooo:rsid="0008b598"/>
    </style:style>
    <style:style style:name="T2" style:family="text">
      <style:text-properties officeooo:rsid="0008e1f9"/>
    </style:style>
    <style:style style:name="T3" style:family="text">
      <style:text-properties officeooo:rsid="00150435"/>
    </style:style>
    <style:style style:name="T4" style:family="text">
      <style:text-properties officeooo:rsid="00159970"/>
    </style:style>
    <style:style style:name="T5" style:family="text">
      <style:text-properties officeooo:rsid="0016307f"/>
    </style:style>
    <style:style style:name="T6" style:family="text">
      <style:text-properties officeooo:rsid="0016a23c"/>
    </style:style>
    <style:style style:name="T7" style:family="text">
      <style:text-properties officeooo:rsid="001799a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106_1292738027" text:style-name="Index_20_Link" text:visited-style-name="Index_20_Link">Introduction<text:tab/>2</text:a></text:p>
          <text:p text:style-name="P4"><text:a xlink:type="simple" xlink:href="#__RefHeading___Toc18_1795511672" text:style-name="Index_20_Link" text:visited-style-name="Index_20_Link">Le Moteur 3D en JNI<text:tab/>3</text:a></text:p>
          <text:p text:style-name="P5"><text:a xlink:type="simple" xlink:href="#__RefHeading___Toc38_1795511672" text:style-name="Index_20_Link" text:visited-style-name="Index_20_Link">Où trouver les sources ?<text:tab/>3</text:a></text:p>
          <text:p text:style-name="P5"><text:a xlink:type="simple" xlink:href="#__RefHeading___Toc20_1795511672" text:style-name="Index_20_Link" text:visited-style-name="Index_20_Link">Pourquoi utiliser JNI ?<text:tab/>3</text:a></text:p>
          <text:p text:style-name="P5"><text:a xlink:type="simple" xlink:href="#__RefHeading___Toc40_1795511672" text:style-name="Index_20_Link" text:visited-style-name="Index_20_Link">L’objectif de ce moteur<text:tab/>3</text:a></text:p>
          <text:p text:style-name="P5"><text:a xlink:type="simple" xlink:href="#__RefHeading___Toc42_1795511672" text:style-name="Index_20_Link" text:visited-style-name="Index_20_Link">Les bibliothèques externes utilisées<text:tab/>3</text:a></text:p>
          <text:p text:style-name="P5"><text:a xlink:type="simple" xlink:href="#__RefHeading___Toc22_1795511672" text:style-name="Index_20_Link" text:visited-style-name="Index_20_Link">Le mode de rendu<text:tab/>4</text:a></text:p>
          <text:p text:style-name="P5"><text:a xlink:type="simple" xlink:href="#__RefHeading___Toc24_1795511672" text:style-name="Index_20_Link" text:visited-style-name="Index_20_Link">Pourquoi pas de lumière ?<text:tab/>4</text:a></text:p>
          <text:p text:style-name="P5"><text:a xlink:type="simple" xlink:href="#__RefHeading___Toc26_1795511672" text:style-name="Index_20_Link" text:visited-style-name="Index_20_Link">Les Shaders en OpenGL ES 2.0<text:tab/>4</text:a></text:p>
          <text:p text:style-name="P4"><text:a xlink:type="simple" xlink:href="#__RefHeading___Toc28_1795511672" text:style-name="Index_20_Link" text:visited-style-name="Index_20_Link">L’application en JAVA<text:tab/>5</text:a></text:p>
          <text:p text:style-name="P5"><text:a xlink:type="simple" xlink:href="#__RefHeading___Toc30_1795511672" text:style-name="Index_20_Link" text:visited-style-name="Index_20_Link">Interfaçage avec les classes JNI<text:tab/>5</text:a></text:p>
          <text:p text:style-name="P5"><text:a xlink:type="simple" xlink:href="#__RefHeading___Toc32_1795511672" text:style-name="Index_20_Link" text:visited-style-name="Index_20_Link">Le système du jeu<text:tab/>5</text:a></text:p>
          <text:p text:style-name="P5"><text:a xlink:type="simple" xlink:href="#__RefHeading___Toc34_1795511672" text:style-name="Index_20_Link" text:visited-style-name="Index_20_Link">Les préférences<text:tab/>5</text:a></text:p>
          <text:p text:style-name="P5"><text:a xlink:type="simple" xlink:href="#__RefHeading___Toc36_1795511672" text:style-name="Index_20_Link" text:visited-style-name="Index_20_Link">La musique<text:tab/>5</text:a></text:p>
        </text:index-body>
      </text:table-of-content>
      <text:p text:style-name="Standard"/>
      <text:h text:style-name="P1" text:outline-level="1"><text:bookmark-start text:name="__RefHeading___Toc106_1292738027"/>Introduction<text:bookmark-end text:name="__RefHeading___Toc106_1292738027"/></text:h>
      <text:p text:style-name="P6">Et voici le rapport tant attendu de notre projet, dans le cadre de la validation du cours nous avons donc dû développer un casse-tête sur Android. Pour ce projet nous voulions pouvoir faire le faire en 3D, car cela nous permettrait de découvrir comment fonctionne le NDK pour pouvoir développer en <text:span text:style-name="T2">C/</text:span>C++ <text:span text:style-name="T1">et ainsi utiliser les fonctionnalités de la bibliothèque externe OpenGL ES 2.0.</text:span></text:p>
      <text:p text:style-name="P7">Le rapport sera constitué de 2 parties, la première concernera le moteur du jeu développé en JNI et la deuxième concernera le système du jeu qui est développé en Java. Nous avons séparé notre programme d’une telle façon<text:span text:style-name="T2">, car</text:span> <text:span text:style-name="T2">nous voulions séparer toutes les tâches bas niveau concernant la 3D dans JNI pour avoir une puissance de calculs optimale, mais garder les avantages de Java pour pouvoir créer le système du jeu.</text:span></text:p>
      <text:p text:style-name="P8"/>
      <text:p text:style-name="P8"/>
      <text:h text:style-name="P2" text:outline-level="1"><text:bookmark-start text:name="__RefHeading___Toc18_1795511672"/>Le Moteur 3D en JNI<text:bookmark-end text:name="__RefHeading___Toc18_1795511672"/></text:h>
      <text:h text:style-name="P21" text:outline-level="4"><text:bookmark-start text:name="__RefHeading___Toc38_1795511672"/><text:span text:style-name="T6">Où trouver les sources ?</text:span><text:bookmark-end text:name="__RefHeading___Toc38_1795511672"/></text:h>
      <text:p text:style-name="P11">Pour commencer si vous souhaitez accéder au code source du moteur 3D en JNI, il faut pour cela afficher les « Project Files » dans Android Studio et aller dans le dossier « app/src/main/jni ». Sinon les fichiers ne s’affichent pas, car nous n’utilisons pas la version expérimentale du compilateur JNI de Android Studio, en effet nous avons préféré modifier <text:span text:style-name="T5">manuellement</text:span> le fichier <text:span text:style-name="T3">« </text:span>build.gradle » pour que le moteur de compilation aille utiliser directement le NDK téléchargé séparément <text:span text:style-name="T5">et ainsi permettre plus de possibilités comme l’utilisation de bibliothèques tiers (ce qui n’est pas possible pour le moment avec Android Studio)</text:span>.</text:p>
      <text:p text:style-name="P11"/>
      <text:h text:style-name="P17" text:outline-level="4"><text:bookmark-start text:name="__RefHeading___Toc20_1795511672"/>Pourquoi utiliser <text:span text:style-name="T4">JNI ?</text:span><text:bookmark-end text:name="__RefHeading___Toc20_1795511672"/></text:h>
      <text:p text:style-name="P12">Si nous avons choisi d’utiliser JNI, c’est parce que nous avions l’habitude d’utiliser la bibliothèque externe OpenGL. Cela signifie que nous connaissions déjà quelques fonctions et que nous voulions pouvoir nous en servir aussi dans ce projet. De plus cela permettrait de programmer en C/C++, qui est un langage qui a la particularité d’être performant et qui s’adapterait bien avec le moteur 3D.</text:p>
      <text:p text:style-name="P12"/>
      <text:h text:style-name="P19" text:outline-level="4"><text:bookmark-start text:name="__RefHeading___Toc40_1795511672"/>L’objectif de ce moteur<text:bookmark-end text:name="__RefHeading___Toc40_1795511672"/></text:h>
      <text:p text:style-name="P12">Si nous avons crée ce moteur c’est parce que nous voulions avoir une bibliothèque facilitant l’utilisation de la 3D, en effet faire de la 3D implique souvent des calculs matriciels, de l’allocation de mémoire sur le GPU, etc. Cependant <text:span text:style-name="T5">nous ne voulions pas mélanger ces calculs avec l’application en Java, car cela rendrait le code illisible et inutilisable. Ce moteur s’occupera donc de toutes ces tâches bas niveaux pour que nous n’ayons plus qu’a l’utiliser tout simplement pour le jeu via une interface. Nous avions d’ailleurs commencé le développement du moteur bien avant le début du projet, car celui-ci n’était pas lié au jeu directement.</text:span></text:p>
      <text:p text:style-name="P12"/>
      <text:h text:style-name="P20" text:outline-level="4"><text:bookmark-start text:name="__RefHeading___Toc42_1795511672"/>Les bibliothèques externes utilisées<text:bookmark-end text:name="__RefHeading___Toc42_1795511672"/></text:h>
      <text:p text:style-name="P14">Le moteur pour être fonctionnel, a besoin de la SDL2 (pour utiliser SDL2_image), ainsi que de Assimp :</text:p>
      <text:p text:style-name="P14"/>
      <text:p text:style-name="P14">– Si nous utilisons la SDL2_image c’est pour pouvoir nous faciliter le chargement des images, en effet grâce à elle nous pouvons charger facilement des images avec différents formats (PNG, JPG, etc).</text:p>
      <text:p text:style-name="P14"/>
      <text:p text:style-name="P13"><text:soft-page-break/><text:span text:style-name="T6">– La bibliothèque</text:span> <text:span text:style-name="T6">Assimp est une bibliothèque de chargement de modèles 3D, grâce à cette bibliothèque nous pouvons charger plusieurs formats de modèles (OBJ, 3DS, etc). Cependant pour ce projet nous ne chargeons pas n’utiliserons pas cette fonctionnalité, car nous avons préféré ne pas utiliser de modèles pour éviter d’avoir une application trop gourmande en taille.</text:span></text:p>
      <text:p text:style-name="P13"/>
      <text:h text:style-name="P17" text:outline-level="4"><text:bookmark-start text:name="__RefHeading___Toc22_1795511672"/>Le mode de rendu<text:bookmark-end text:name="__RefHeading___Toc22_1795511672"/></text:h>
      <text:p text:style-name="P15"><text:span text:style-name="T7">Le mode de rendu utilisé par le moteur est un rendu direct. Au départ nous voulions tout d’abord utiliser un rendu différé, cependant après quelques recherches nous nous sommes rendu compte que les smartphones n’étaient pour le moment pas assez puissant pour utiliser un tel rendu. Cela empêchera donc d’effectuer des opérations post-traitement sur l’image finale d’une scène.</text:span></text:p>
      <text:p text:style-name="P9"/>
      <text:h text:style-name="P17" text:outline-level="4"><text:bookmark-start text:name="__RefHeading___Toc26_1795511672"/>Les Shaders en OpenGL ES 2.0<text:bookmark-end text:name="__RefHeading___Toc26_1795511672"/></text:h>
      <text:p text:style-name="P16">En OpenGL, il existe plusieurs versions des Shaders, les versions varient selon les périphériques, cependant nous voulions que le moteur puisse être utilisé sur le plus grand nombres de téléphones Android. Nous avons donc choisi d’utiliser la toute première version du langage GLSL à savoir la version 1.00.</text:p>
      <text:h text:style-name="P3" text:outline-level="1"><text:bookmark-start text:name="__RefHeading___Toc28_1795511672"/>L’application en JAVA<text:bookmark-end text:name="__RefHeading___Toc28_1795511672"/></text:h>
      <text:p text:style-name="P9"/>
      <text:h text:style-name="P18" text:outline-level="4"><text:bookmark-start text:name="__RefHeading___Toc30_1795511672"/>Interfaçage avec les classes JNI<text:bookmark-end text:name="__RefHeading___Toc30_1795511672"/></text:h>
      <text:p text:style-name="P10"/>
      <text:h text:style-name="P18" text:outline-level="4"><text:bookmark-start text:name="__RefHeading___Toc32_1795511672"/>Le système du jeu<text:bookmark-end text:name="__RefHeading___Toc32_1795511672"/></text:h>
      <text:p text:style-name="P10"/>
      <text:h text:style-name="P18" text:outline-level="4"><text:bookmark-start text:name="__RefHeading___Toc34_1795511672"/>Les préférences<text:bookmark-end text:name="__RefHeading___Toc34_1795511672"/></text:h>
      <text:p text:style-name="P10"/>
      <text:h text:style-name="P18" text:outline-level="4"><text:bookmark-start text:name="__RefHeading___Toc36_1795511672"/>La musique<text:bookmark-end text:name="__RefHeading___Toc36_1795511672"/></text:h>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4:18:29.695000000</meta:creation-date>
    <dc:date>2015-12-21T16:41:05.432000000</dc:date>
    <meta:editing-duration>PT1H16M21S</meta:editing-duration>
    <meta:editing-cycles>15</meta:editing-cycles>
    <meta:generator>LibreOffice/4.4.5.2$Windows_x86 LibreOffice_project/a22f674fd25a3b6f45bdebf25400ed2adff0ff99</meta:generator>
    <meta:document-statistic meta:table-count="0" meta:image-count="0" meta:object-count="0" meta:page-count="5" meta:paragraph-count="38" meta:word-count="735" meta:character-count="4453" meta:non-whitespace-character-count="3754"/>
  </office:meta>
</office:document-meta>
</file>